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Heading_20_1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Heading_20_3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ing_20_2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Calibri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ater</text:h>
      <text:p text:style-name="P1">A simple layer stack workflow replacement for Blender's material node system.</text:p>
      <text:p text:style-name="P1"/>
      <text:h text:style-name="P3" text:outline-level="1">Functions</text:h>
      <text:p text:style-name="P1">Export Image</text:p>
      <text:p text:style-name="P1">Exports the selected layer to an external 2D image editor (defined in Blender preferences).</text:p>
      <text:p text:style-name="P1"/>
      <text:p text:style-name="P1">Preview Mask</text:p>
      <text:p text:style-name="P1"/>
      <text:h text:style-name="P3" text:outline-level="1">Layers</text:h>
      <text:h text:style-name="P5" text:outline-level="2">Layers Channels</text:h>
      <text:p text:style-name="P1">Layer Channels allows the user to edit layers for individual channels for their material.</text:p>
      <text:p text:style-name="P1"/>
      <text:p text:style-name="P1">Material</text:p>
      <text:p text:style-name="P1">Displays all material channels by connecting the node group for each channel to a Principled BSDF shader.</text:p>
      <text:p text:style-name="P1"/>
      <text:p text:style-name="P1">Base Color</text:p>
      <text:p text:style-name="P1">Displays only the base color channel by connecting the base color group for the object to an emission shader.</text:p>
      <text:p text:style-name="P1"/>
      <text:p text:style-name="P1">Emission</text:p>
      <text:p text:style-name="P1">Displays only the emission channel by connecting the emission color group to an emission shader.</text:p>
      <text:p text:style-name="P1"/>
      <text:h text:style-name="P5" text:outline-level="2">Layer Display</text:h>
      <text:p text:style-name="P1">hide layer &gt; layer name &gt; layer mask &gt; blending mode &gt; opacity</text:p>
      <text:p text:style-name="P1">Each layer shows (in order):</text:p>
      <text:list xml:id="list1624458979395371185" text:style-name="L1">
        <text:list-item>
          <text:p text:style-name="P2"><text:span text:style-name="T2">A show / hide icon</text:span></text:p>
        </text:list-item>
        <text:list-item>
          <text:p text:style-name="P2"><text:span text:style-name="T2">An icon representing the layer's type.<text:line-break/>When the layer's type is selected, you will edit the color values.</text:span></text:p>
        </text:list-item>
        <text:list-item>
          <text:p text:style-name="P2"><text:span text:style-name="T2">A mask icon which only displays when the layer has a mask.<text:line-break/>When the mask icon is selected, you will edit the mask values.</text:span></text:p>
        </text:list-item>
        <text:list-item>
          <text:p text:style-name="P2"><text:span text:style-name="T2">The layer's name, which can be edited by the user.</text:span></text:p>
        </text:list-item>
        <text:list-item>
          <text:p text:style-name="P2"><text:span text:style-name="T2">The layer's blending mode with the previous layers.</text:span></text:p>
        </text:list-item>
        <text:list-item>
          <text:p text:style-name="P2"><text:span text:style-name="T2">A slider for the layer's opacity.</text:span></text:p>
        </text:list-item>
      </text:list>
      <text:p text:style-name="P1"/>
      <text:h text:style-name="P5" text:outline-level="2"><text:soft-page-break/>Layer Types</text:h>
      <text:p text:style-name="P7"><text:span text:style-name="T2">There are different types of layers</text:span></text:p>
      <text:h text:style-name="P4" text:outline-level="3">Color Layer</text:h>
      <text:p text:style-name="P1">Fills the whole layer with the specified color.</text:p>
      <text:p text:style-name="P1"/>
      <text:h text:style-name="P4" text:outline-level="3">Image Layer</text:h>
      <text:p text:style-name="P6">Fills the layer with the specified image.</text:p>
      <text:p text:style-name="P6">Masks</text:p>
      <text:p text:style-name="P6"/>
      <text:h text:style-name="P5" text:outline-level="2">Display Settings</text:h>
      <text:h text:style-name="P4" text:outline-level="3">HDRI Environment Maps</text:h>
      <text:p text:style-name="P6"/>
      <text:h text:style-name="P4" text:outline-level="3">Ambient Occlusion</text:h>
      <text:p text:style-name="P6"/>
      <text:h text:style-name="P4" text:outline-level="3">Bloo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gan Fairbairn</meta:initial-creator>
    <meta:creation-date>2021-09-25T13:50:57.94</meta:creation-date>
    <dc:date>2021-10-03T12:22:27.83</dc:date>
    <dc:creator>Logan Fairbairn</dc:creator>
    <meta:editing-duration>PT1H26M39S</meta:editing-duration>
    <meta:editing-cycles>25</meta:editing-cycles>
    <meta:generator>OpenOffice/4.1.7$Win32 OpenOffice.org_project/417m1$Build-9800</meta:generator>
    <meta:document-statistic meta:table-count="0" meta:image-count="0" meta:object-count="0" meta:page-count="2" meta:paragraph-count="35" meta:word-count="236" meta:character-count="1360"/>
  </office:meta>
</office:document-meta>
</file>